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center" style:justify-single-word="false"/>
      <style:text-properties fo:color="#ff0000" style:font-name="Calibri" fo:font-size="14pt" style:font-size-asian="14pt" style:font-size-complex="14pt"/>
    </style:style>
    <style:style style:name="P5" style:family="paragraph" style:parent-style-name="Standard">
      <style:paragraph-properties fo:text-align="justify" style:justify-single-word="false"/>
      <style:text-properties fo:color="#ff0000"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 style:family="paragraph" style:parent-style-name="Standard" style:master-page-name="MP0">
      <style:paragraph-properties fo:text-align="center" style:justify-single-word="false" style:page-number="auto" fo:break-before="page"/>
      <style:text-properties fo:color="#ff0000" style:font-name="Calibri" fo:font-size="14pt" style:font-size-asian="14pt" style:font-size-complex="14pt"/>
    </style:style>
    <style:style style:name="P7" style:family="paragraph" style:parent-style-name="Standard" style:list-style-name="L1">
      <style:paragraph-properties fo:text-align="justify" style:justify-single-word="false"/>
      <style:text-properties fo:color="#ff0000"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2">
      <style:paragraph-properties fo:text-align="justify" style:justify-single-word="false"/>
      <style:text-properties fo:color="#7030a0" style:font-name="Calibri" style:text-underline-style="solid" style:text-underline-width="auto" style:text-underline-color="font-color" style:text-underline-mode="continuous" style:text-overline-mode="continuous" style:text-line-through-mode="continuous"/>
    </style:style>
    <style:style style:name="T1" style:family="text">
      <style:text-properties fo:color="#7030a0" style:font-name="Calibri" style:text-underline-style="solid" style:text-underline-width="auto" style:text-underline-color="font-color" style:text-underline-mode="continuous" style:text-overline-mode="continuous" style:text-line-through-mode="continuous"/>
    </style:style>
    <style:style style:name="T2" style:family="text">
      <style:text-properties style:font-name="Calibri"/>
    </style:style>
    <style:style style:name="T3" style:family="text">
      <style:text-properties fo:color="#00b0f0" style:font-name="Calibri"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istoire Médiévale 22/01/2018</text:p>
      <text:p text:style-name="P2"/>
      <text:p text:style-name="P4">Leçon 2</text:p>
      <text:p text:style-name="P4">Les carolingiens et l'Empire</text:p>
      <text:p text:style-name="P4">(VIII et X siècle)</text:p>
      <text:p text:style-name="P2"/>
      <text:p text:style-name="P5">Introduction :</text:p>
      <text:p text:style-name="P3"/>
      <text:p text:style-name="P3">Depuis les années 620, c'est la famille Austrasienne de Pippinides, qui parvient progressivement à monopoliser les charges de maire du Palais, qui donne un pouvoir prééminent sur la prise du pouvoir.</text:p>
      <text:p text:style-name="P3">Ce sont les Pippinides qui rendent la royauté faite par les mérovingiens sacrés. Cela signifie qu'on a plus qu'un changement de famille, c'est la conception de la royauté qui changent avec les Pippinides, on est passé d'une conception de la royauté basé sur la force guerrière a une royauté qui tire sa légitimité et sa force de la providence divine. À partir du VIII siècle, le roi carolingien s'affirme fondamentalement comme un roi chrétien et non guerrier.</text:p>
      <text:p text:style-name="P3"/>
      <text:p text:style-name="P3">La construction de l'Empire sous Charlemagne éclate en 843, avec le partage de Verdun entre les petits fils de Charlemagne, un seul en récupère le titre impérial et c'est Lothaire. Il y a incompatibilité entre le titre impérial qui ne peut être porté que par un seul homme et le partage territoriale, qui peut être divisé.</text:p>
      <text:p text:style-name="P3"/>
      <text:p text:style-name="P3">Du partage de l'Empire, vont naître trois regma, la Francie Occidentale, donné à Charles le Chauve, la Lotharingie à Lothaire et la Francie orientale donné à Louis le Germanique. Va s’amorcer les origines de la futur France, avec la Francie Occidentale.</text:p>
      <text:p text:style-name="P3"/>
      <text:p text:style-name="P3">La période carolingienne, s'étend sur 2 siècles, celle-ci est souvent qualifié de renaissance carolingienne, qui sert à désigner une période que les carolingiens qualifiés de rénovation, c'est une mise en ordre, faite par les intellectuels du moment, ils ont aidés à penser et à concevoir ce qui entre dans l'ordre de l'empire, réaliser un ensemble politique. Cette remise en ordre est à la fois politique, sociale, religieuse et culturelle. Le gouvernement de l'empire s'articule avec l'appui de l'aristocratie, dont les membres servent l'empire, dans les fonctions de comtes, d'évêques et de ducs.</text:p>
      <text:p text:style-name="P3"/>
      <text:p text:style-name="P5">Problématique :</text:p>
      <text:p text:style-name="P3"/>
      <text:p text:style-name="P3">Comment on est passé d'une royauté guerrière mérovingienne à une royauté chrétienne carolingienne ? </text:p>
      <text:p text:style-name="P3">Comment on est passé d'un royaume des Francs à la Francie occidentale en passant par un empire chrétien ?</text:p>
      <text:p text:style-name="P3"/>
      <text:list xml:id="list3643944365" text:style-name="L1">
        <text:list-item>
          <text:p text:style-name="P7">Des Mérovingiens aux Carolingiens :</text:p>
        </text:list-item>
      </text:list>
      <text:p text:style-name="P3"/>
      <text:p text:style-name="P3">Les derniers Mérovingiens sont souvent des enfants très jeune, qui sont mis au pouvoir, ils sont inefficaces, ne savent prendre des décisions.</text:p>
      <text:p text:style-name="P3"/>
      <text:p text:style-name="P3">Le fait que les rois n'ont plus beaucoup d'influence, la bourgeoisie en prend parti pour se positionner en tant que figure influente dans les villes et campagnes.</text:p>
      <text:p text:style-name="P3"/>
      <text:p text:style-name="P3"><text:soft-page-break/>Les maires du palais prennent eux aussi le pouvoir du roi dans le palais. Le roi est écarté du pouvoir.</text:p>
      <text:p text:style-name="P3"/>
      <text:list xml:id="list1814175959" text:style-name="L2">
        <text:list-item>
          <text:p text:style-name="P8"><text:span text:style-name="Police_20_par_20_défaut"><text:span text:style-name="T1">La prise du pouvoir par Pépin III le Bref :</text:span></text:span></text:p>
        </text:list-item>
      </text:list>
      <text:p text:style-name="P3"/>
      <text:p text:style-name="P3">Pépin III le Bref récupère les titres de ses précésseur, il est prince, maire du Palais sur tout le royaume en 749.</text:p>
      <text:p text:style-name="P3"/>
      <text:p text:style-name="P3">Il veut passer à la vitesse supérieure et tenté d'accéder au pouvoir. Pour cela, il doit se faire un allié aristocrate, il se rapproche donc du roi. De plus il doit respecter la tradition. Pour ce faire, il envoie un ambassadeur au Pape pour lui demander si c'était bien ou non que les rois du moment n'est aucunes autorités royales.</text:p>
      <text:p text:style-name="P3"/>
      <text:p text:style-name="P3">Pour Pépin, il faut garder le calme au sein du royaume, mais aussi que le roi ait plus de pouvoir. De plus, il faut que le Pape évite une invasion dans son territoire.</text:p>
      <text:p text:style-name="P3"/>
      <text:p text:style-name="P3">Le Pape répond "il valait mieux appeler Roi celui qui en avait la puissance plutôt que celui qui était dénué de tout pouvoir", le titre royal doit appartenir à celui qui possède le pouvoir, soit Pépin III le Bref. L'accès du trône à Pépin est donc légitime.</text:p>
      <text:p text:style-name="P3">Mais cette prise de pouvoir est un coup d'Etat qui se passe en 751, mais sous une forme pacifiste. Chilbéric III est écarté du pouvoir.</text:p>
      <text:p text:style-name="P3"/>
      <text:p text:style-name="P3">Pépin se fait élire et acclamer roi à Soissons et se fait consacrer par les évêques, il reçoit une <text:s/>bénédiction de l'Eglise. C'est le début d'une nouvelle lignée royale.</text:p>
      <text:p text:style-name="P3">En 753, il y a une sans doute eu une discussion entre le roi et le Pape, au sujet d'un nouveau sacre, avec une autre signification. Pépin III le Bref se fait donc sacrer une nouvelle fois, par le Pape à Saint-Denis en 754. Il se fait sacrer dans cette ville puisqu'ici y est enterrer les anciens rois Mérovingiens <text:s/>notamment Clotaire II et Dagobert, et crée une parenté entre les Mérovingiens et les Carolingiens.</text:p>
      <text:p text:style-name="P3">Cette cérémonie sacre aussi la reine, qui reçoit une bénédiction, ainsi que les potentiel fils, qui reçoivent l'onction. La cérémonie est collective, avec une consécration de la nouvelle famille royale, les Carolingiens. Et le Pape va renforcer cette famille au pouvoir en interdisant aux aristocrates de choisir un successeur en dehors de la famille royale.</text:p>
      <text:p text:style-name="P3"/>
      <text:list xml:id="list120930827663069" text:continue-numbering="true" text:style-name="L2">
        <text:list-item>
          <text:p text:style-name="P11">Le sacre royal : une nouvelle conception du pouvoir :</text:p>
        </text:list-item>
      </text:list>
      <text:p text:style-name="P3"/>
      <text:p text:style-name="P3">L’impact du sacre royal est de modifié la conception de la royauté face à celle des Mérovingiens.</text:p>
      <text:p text:style-name="P3"/>
      <text:p text:style-name="P3">L'onction est faite par un évêque ou le Pape, symbolisé par le Saint Chrême qui est appliqué sur le front, les épaules et les mains de celui qui se fait sacrer. Cette pratique vient de l'Ancien Testament, sur l'avènement des rois israéliens.</text:p>
      <text:p text:style-name="P3">Le sens de l'onction est important de par le fait que l'onction fait du roi le représentant de dieu sur Terre. De fait, la mission du roi évolue, les rois doivent guider le peuple vers le salut final.</text:p>
      <text:p text:style-name="P3">Il y a donc une différence avec les rois Mérovingiens, qui tenaient leur puissance par la guerre, alors que les Carolingiens, la tire de leur mission.</text:p>
      <text:p text:style-name="P3">Le sacre à christianisée la fonction royale en générant la nouvelle mission du salut final. Mais le sacre ne suffit pas à faire le roi, les rois Carolingiens sont toujours élus. Le sacre complète la royauté.</text:p>
      <text:p text:style-name="P3">La cérémonie du couronnement et du sacre ne se passe pas au même moment.</text:p>
      <text:p text:style-name="P3"/>
      <text:p text:style-name="P3"><text:soft-page-break/>On assiste par l'essor du sacre, à la cléricalisation du pole politique et religieux. On assiste au processus de la cléricalisation de la royauté.</text:p>
      <text:p text:style-name="P3"/>
      <text:p text:style-name="P5">II – La création d'un empire chrétien :</text:p>
      <text:list xml:id="list1329949379" text:style-name="L3">
        <text:list-item>
          <text:p text:style-name="P9"><text:span text:style-name="Police_20_par_20_défaut"><text:span text:style-name="T1">Les conquêtes de Charlemagne </text:span></text:span><text:span text:style-name="Police_20_par_20_défaut"><text:span text:style-name="T2">:<text:tab/></text:span></text:span></text:p>
        </text:list-item>
      </text:list>
      <text:list xml:id="list95291271" text:style-name="L4">
        <text:list-item>
          <text:p text:style-name="P10"><text:span text:style-name="Police_20_par_20_défaut"><text:span text:style-name="T3">La dilatatio regni : l’expansion du royaume :</text:span></text:span></text:p>
        </text:list-item>
      </text:list>
      <text:p text:style-name="P3"/>
      <text:p text:style-name="P3">Charlemagne (carolus magnus), fils de Pépin le Bref, qui gouverne dès 771, en tant que seul roi après avoir écarté son frère. Charlemagne est roi.</text:p>
      <text:p text:style-name="P3">Il comprend sa mission, il doit conduire son peuple vers le salut final et double sa mission en se donnant comme objectif de préparer le retour du Christ sur Terre en étendant le royaume du Christ, en faisant une politique de conquêtes, avec la naissance d'un empire.</text:p>
      <text:p text:style-name="P3"/>
      <text:p text:style-name="P3">Charlemagne se lance dans les conquêtes, avec une armée d'hommes libre, de paysans, ce sont des soldats de terre. La grande période de guerre est de 772 à 801, vers 3 directions, le Royaume Lombard (774) en péninsule ibérique (Italie), et en devient le roi par la suite.</text:p>
      <text:p text:style-name="P3"/>
      <text:p text:style-name="P3">Puis vers l'est, la Bavière (788) puis en Saxe (772 – 804). Avec les Saxons, le roi a eu plusieurs problèmes, avec une politique de massacre, traduite par le massacre de Verden en 782.</text:p>
      <text:p text:style-name="P3"/>
      <text:p text:style-name="P3">Enfin, la Péninsule Ibérique (Espagne), où il prendra un petit bout du pays. Charlemagne repart en 778, et un massacre à lieu dans les Pyrénées sur les troupes du roi par les basques espagnols. Le roi prend tout de même le contrôle de la Navarre et de Pampelune. Le roi arrive en Aquitaine, avec un affrontement des aristocrates. Le roi stabilise la situation et en fait un royaume sous le contrôle de son fils.</text:p>
      <text:p text:style-name="P3"/>
      <text:p text:style-name="P3">En 801 il conquière la région de Barcelone et n'ira pas plus loin.</text:p>
      <text:p text:style-name="P3">Le royaume des Francs est désormais beaucoup plus grand, toutes les conditions sont réunies pour que celui-ci devienne un Empire.</text:p>
      <text:p text:style-name="P3"/>
      <text:list xml:id="list120932392611821" text:continue-numbering="true" text:style-name="L4">
        <text:list-item>
          <text:p text:style-name="P10"><text:span text:style-name="Police_20_par_20_défaut"><text:span text:style-name="T3">L'empereur Charlemagne et l'idéologie carolingienne du pouvoir :</text:span></text:span></text:p>
        </text:list-item>
      </text:list>
      <text:p text:style-name="P3"/>
      <text:p text:style-name="P3">Ce qui a créé l'Empire :</text:p>
      <text:p text:style-name="P3">Les conquêtes</text:p>
      <text:p text:style-name="P3">Le fait que Charlemagne s'érige en défenseur du monde chrétien face à la péninsule ibérique</text:p>
      <text:p text:style-name="P3">L’empire byzantin est de plus en plus fragile</text:p>
      <text:p text:style-name="P3"/>
      <text:p text:style-name="P3">Alcuin envoie à Charlemagne en 799, cette lettre en appuie dans sa décision de créer un empire :</text:p>
      <text:p text:style-name="P3">"C'est maintenant sur toi seul que s'appuient les églises du Christ, de toi seul qu'elles attendent le salut, de toi vengeur des crimes, guide de ceux qui errent, consolateur des affligés, soutien des bons ..."</text:p>
      <text:p text:style-name="P3"/>
      <text:p text:style-name="P3">En l'an 800, le 25 décembre, Charlemagne se fait couronné empereur à Rome par le Pape Léon III. Son couronnement se fait à l'inverse des traditions, il y a un inversement du processus/des étapes.</text:p>
      <text:p text:style-name="P3">En posant la couronne impériale avant l'acclamation, le Pape se montre comme homme puissant, et supérieur.</text:p>
      <text:p text:style-name="P3"/>
      <text:p text:style-name="P3">Le roi dispose d'un double pouvoir :</text:p>
      <text:p text:style-name="P3">Pouvoir temporel : celui qui gouverne les peuples, l'unité se fait par la soumission des peuples a <text:tab/>l'empereur</text:p>
      <text:p text:style-name="P3"><text:soft-page-break/>Pouvoir spirituel : l'empereur qui reçoit le sacre est investi d'un pouvoir sacré, représentant du roi <text:tab/>sur Terre, mais peut diriger l'Eglise dans son empire, Charlemagne fera des enquêtes sur <text:tab/>l'Eglise dans son empire, il doit se soumettre à la volonté divine</text:p>
      <text:p text:style-name="P3">Ce double pouvoir se laisse lire par le Palais de Charlemagne, qu'il fait construire de 790 à 798, avec une configuration de la bâtisse, révélatrice du pouvoir carolingiens. Au sein de ce palais on peut lire ce double pouvoir. Ce palais se trouve au centre de l'empire.</text:p>
      <text:p text:style-name="P3">Dans sa chapelle, le roi se positionne entre le monde sacré et le monde terrestre, entre dieu et le peuple.</text:p>
      <text:p text:style-name="P3">Les coutumes de changent pas, les coutumes sur les successions restent germaniques, par le maintien de la pratique du partage de l'empire du vivant du roi, en 806, il divise le royaume pour ses 3 fils, Charles, Pépin et Louis. Chacun obtient une portion de l'empire, pas toute en continue.</text:p>
      <text:p text:style-name="P3">Les 3 fils ont également reçu l'onction royal du vivant de leur père, ce qui renforce la légitimité de leur accession au pouvoir lors du décès de Charlemagne.</text:p>
      <text:p text:style-name="P3"/>
      <text:p text:style-name="P3"/>
      <text:p text:style-name="P3"/>
      <text:p text:style-name="P3"/>
      <text:p text:style-name="P3"><text:tab/>B – De Louis le Pieux (814 – 840) au partage de Vedun (843)</text:p>
      <text:p text:style-name="P3"/>
      <text:p text:style-name="P3"><text:tab/>1 – Vers une nouvelle conception du pouvoir royal</text:p>
      <text:p text:style-name="P3"/>
      <text:p text:style-name="P3">En septembre 813, Louis est le seul survivant des 3 frères, les grands décident d'associer à l'empire Louis. Louis est couronné et sacré par son propre père par anticipation avant la mort de l'empereur (815).</text:p>
      <text:p text:style-name="P3">Louis se fera sacrer une nouvelle fois par le Pape après la mort de son père pour consolider son pouvoir.</text:p>
      <text:p text:style-name="P3"/>
      <text:p text:style-name="P3">Il était très pieux, et qualifié de faible, alors qu'il est resté au trône jusqu'à sa mort. Il a mis en place de nombreuses réformes religieuses. Il s'est illustré comme un homme politique, et a fait évoluer la conception du pouvoir impérial.</text:p>
      <text:p text:style-name="P3">Louis le Pieux ne conserve que son titre impérial, et la christianise. Il abandonne la dimension laïque de la fonction impériale. Il s'est entouré d'hommes religieux comme Benoit D'Aniane ou le mine wala.</text:p>
      <text:p text:style-name="P3"/>
      <text:p text:style-name="P3">Le règne de Louis le Pieux se divise en 2 temps : avant 825 et après</text:p>
      <text:p text:style-name="P3"/>
      <text:p text:style-name="P3">Avant 825, Louis le Pieux continue dans la lancée de Charlemagne, continue les conquêtes et les réformes religieuses.</text:p>
      <text:p text:style-name="P3"/>
      <text:p text:style-name="P3">Après 825, il y a une faiblesse de l'empire, il partage l'empire entre ses 3 fils en 817, avec Ordinatio imperii. Il partage entre Clotaire, Pépin et Louis son territoire. Le fait que le père partage son territoire, l'empire est divisible mais pas le titre d'empereur et c'est Clotaire qui en hérite, et les 2 autres doivent être à son subordonnage, le partage équitable n'est plus de vigueur.</text:p>
      <text:p text:style-name="P3">Les fils se révoltent contre leur père et entre eux. L'unité de l'empire est mise en péril.</text:p>
      <text:p text:style-name="P3"/>
      <text:p text:style-name="P3">Lorsque le père meurt en 840, mais en laissant un empire affaiblit, avec une série de négociations et de guerres entre les 3 frères, la bataille de Fontenay-en-Puisayye en 841, le serment de fidélité de Strasbourg en 842, dans lequel un pacte d'alliance se fait contre Clotaire entre Louis et Charles. C'est le premier texte qui se fait en dialecte de la langue parlée.</text:p>
      <text:p text:style-name="P3"/>
      <text:p text:style-name="P3"><text:soft-page-break/><text:tab/>2 – Le partage de Verdun (843) : un régime de confraternité</text:p>
      <text:p text:style-name="P3"/>
      <text:p text:style-name="P3">Le partage de Verdun, est un partage du territoire. A l'issu de ce partage, Clotaire garde son titre d'empereur et les 3 frères s'engagent à se réunir souvent pour gouverner ensemble.</text:p>
      <text:p text:style-name="P3">Mais en 843, Pépin est mort et qui est remplacé par Charles, un autre frère plus jeune, et qui hérite de la Francie Occidentale.</text:p>
      <text:p text:style-name="P3">3 nouveaux royaumes naissent de ce partage et finalement, le partage n'est toujours pas territorial. Le partage est toujours humain.</text:p>
      <text:p text:style-name="P3"/>
      <text:p text:style-name="P3">Avec ce partage il va avoir les regna qui deviennent indépendants.</text:p>
      <text:p text:style-name="P3"/>
      <text:p text:style-name="P3">L'idée d'empire ne va pas mourir, elle va juste progressivement se déplacer vers l'est, qui deviendra propre aux germaniques. Si cette idée survie c'est grâce à l'action de l'Eglise et de la papoté qui en ont besoin.</text:p>
      <text:p text:style-name="P3"/>
      <text:p text:style-name="P3"><text:tab/>C – Le régent de Charles le Cahuve</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fo:color="#7030a0"/>
    </style:style>
    <style:style style:name="WW_5f_CharLFO3LVL1" style:display-name="WW_CharLFO3LVL1" style:family="text">
      <style:text-properties fo:color="#7030a0" fo:font-size="12pt" style:font-size-asian="12pt" style:font-size-complex="12pt"/>
    </style:style>
    <style:style style:name="WW_5f_CharLFO4LVL1" style:display-name="WW_CharLFO4LVL1" style:family="text">
      <style:text-properties fo:color="#00b0f0"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Garance V</meta:initial-creator>
    <dc:creator>Garance V</dc:creator>
    <meta:creation-date>2018-01-22T10:35:00Z</meta:creation-date>
    <dc:date>2018-02-04T13:12:00Z</dc:date>
    <meta:editing-cycles>51</meta:editing-cycles>
    <meta:editing-duration>PT6720S</meta:editing-duration>
    <meta:document-statistic meta:table-count="0" meta:image-count="0" meta:object-count="0" meta:page-count="5" meta:paragraph-count="79" meta:word-count="2098" meta:character-count="12148" meta:non-whitespace-character-count="10117"/>
    <meta:template xlink:type="simple" xlink:actuate="onRequest" xlink:title="" xlink:href="../../../../../AppData/Local/Temp/Histoire-Médiévale-CM-2.odt/Normal.dotm"/>
  </office:meta>
</office:document-meta>
</file>